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Cochin" svg:font-family="Cochin" style:font-pitch="variable"/>
    <style:font-face style:name="Cochin1" svg:font-family="Cochin" style:font-adornments="Bold Italic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tima" svg:font-family="Optima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8.34cm" fo:min-width="25.44cm" fo:padding-top="0.13cm" fo:padding-bottom="0.13cm" fo:padding-left="0.255cm" fo:padding-right="0.255cm"/>
    </style:style>
    <style:style style:name="gr2" style:family="graphic" style:parent-style-name="standard">
      <style:graphic-properties draw:fill="solid" draw:fill-color="#158466" draw:textarea-horizontal-align="justify" draw:textarea-vertical-align="middle" draw:auto-grow-height="false" fo:min-height="0.458cm" fo:min-width="3.7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72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47cm" fo:padding-top="0cm" fo:padding-bottom="0cm" fo:padding-left="0cm" fo:padding-right="0cm"/>
      <style:paragraph-properties style:writing-mode="lr-tb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9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5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9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7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2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cm" fo:padding-top="0cm" fo:padding-bottom="0cm" fo:padding-left="0cm" fo:padding-right="0cm"/>
      <style:paragraph-properties style:writing-mode="lr-tb"/>
    </style:style>
    <style:style style:name="gr15" style:family="graphic" style:parent-style-name="objectwithoutfill">
      <style:graphic-properties svg:stroke-width="0.01cm" svg:stroke-color="#000000" draw:marker-start-width="0.215cm" draw:marker-end-width="0.215cm" draw:fill="solid" draw:textarea-vertical-align="middle" fo:padding-top="0.13cm" fo:padding-bottom="0.13cm" fo:padding-left="0.255cm" fo:padding-right="0.2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9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0.52cm" fo:min-width="19.554cm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0.32cm" fo:min-width="4.27cm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79cm" fo:min-width="3.804cm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02cm" fo:min-width="9.37cm" fo:padding-top="0.14cm" fo:padding-bottom="0.14cm" fo:padding-left="0.265cm" fo:padding-right="0.265cm"/>
    </style:style>
    <style:style style:name="gr21" style:family="graphic" style:parent-style-name="objectwithoutfill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draw:stroke="none" svg:stroke-color="#000000" draw:fill="none" draw:fill-color="#ffffff" fo:min-height="1.57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4.72cm" fo:min-width="3.67cm" fo:padding-top="0.14cm" fo:padding-bottom="0.14cm" fo:padding-left="0.265cm" fo:padding-right="0.265cm"/>
    </style:style>
    <style:style style:name="gr2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4.52cm" fo:min-width="0.737cm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03cm" svg:stroke-color="#000000" draw:marker-start-width="0.245cm" draw:marker-end="Arrowheads_20_1" draw:marker-end-width="0.2cm" draw:fill="solid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000000" draw:fill="none" draw:fill-color="#ffffff" fo:min-height="1.651cm" fo:padding-top="0cm" fo:padding-bottom="0cm" fo:padding-left="0cm" fo:padding-right="0cm"/>
      <style:paragraph-properties style:writing-mode="lr-tb"/>
    </style:style>
    <style:style style:name="gr27" style:family="graphic" style:parent-style-name="Arrow_20_Line" style:list-style-name="L1">
      <style:graphic-properties draw:textarea-vertical-align="middle" draw:line-distance="0.516cm"/>
      <style:paragraph-properties style:writing-mode="lr-tb"/>
    </style:style>
    <style:style style:name="gr28" style:family="graphic" style:parent-style-name="Arrow_20_Line" style:list-style-name="L1">
      <style:graphic-properties draw:textarea-vertical-align="middle" draw:line-distance="0.438cm" draw:placing="abov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2.365cm" fo:padding-top="0cm" fo:padding-bottom="0cm" fo:padding-left="0cm" fo:padding-right="0cm"/>
      <style:paragraph-properties style:writing-mode="lr-tb"/>
    </style:style>
    <style:style style:name="gr30" style:family="graphic" style:parent-style-name="Arrow_20_Line" style:list-style-name="L1">
      <style:graphic-properties draw:textarea-vertical-align="middle" draw:line-distance="0.607cm" draw:placing="below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971cm" fo:padding-top="0cm" fo:padding-bottom="0cm" fo:padding-left="0cm" fo:padding-right="0cm"/>
      <style:paragraph-properties style:writing-mode="lr-tb"/>
    </style:style>
    <style:style style:name="gr32" style:family="graphic" style:parent-style-name="Arrow_20_Line" style:list-style-name="L1">
      <style:graphic-properties draw:textarea-vertical-align="middle" draw:line-distance="0.607cm" draw:placing="below"/>
      <style:paragraph-properties style:writing-mode="lr-tb"/>
    </style:style>
    <style:style style:name="gr33" style:family="graphic" style:parent-style-name="Arrow_20_Line" style:list-style-name="L1">
      <style:graphic-properties draw:textarea-vertical-align="middle" draw:line-distance="0.407cm" draw:placing="above"/>
      <style:paragraph-properties style:writing-mode="lr-tb"/>
    </style:style>
    <style:style style:name="gr34" style:family="graphic" style:parent-style-name="Arrow_20_Line" style:list-style-name="L1">
      <style:graphic-properties draw:textarea-vertical-align="middle" draw:line-distance="0.407cm" draw:placing="above"/>
      <style:paragraph-properties style:writing-mode="lr-tb"/>
    </style:style>
    <style:style style:name="gr35" style:family="graphic" style:parent-style-name="Arrow_20_Line" style:list-style-name="L1">
      <style:graphic-properties draw:textarea-vertical-align="middle" draw:line-distance="0.557cm" draw:placing="above"/>
      <style:paragraph-properties style:writing-mode="lr-tb"/>
    </style:style>
    <style:style style:name="gr36" style:family="graphic" style:parent-style-name="Arrow_20_Line" style:list-style-name="L1">
      <style:graphic-properties draw:textarea-vertical-align="middle" draw:line-distance="0.557cm" draw:placing="above"/>
      <style:paragraph-properties style:writing-mode="lr-tb"/>
    </style:style>
    <style:style style:name="gr37" style:family="graphic" style:parent-style-name="Arrow_20_Line" style:list-style-name="L1">
      <style:graphic-properties draw:textarea-vertical-align="middle" draw:line-distance="0.407cm" draw:placing="below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158466"/>
      <style:paragraph-properties fo:text-align="center"/>
      <style:text-properties style:font-name="Optima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Optima" fo:font-size="28pt" fo:font-style="italic" fo:font-weight="bold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font-name="Optima" fo:font-size="10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Optima" fo:font-size="12pt" style:font-size-asian="18pt" style:font-size-complex="18pt"/>
    </style:style>
    <style:style style:name="P7" style:family="paragraph">
      <loext:graphic-properties draw:fill="solid"/>
      <style:paragraph-properties fo:text-align="center"/>
      <style:text-properties style:font-name="Optima"/>
    </style:style>
    <style:style style:name="P8" style:family="paragraph">
      <loext:graphic-properties draw:fill="solid"/>
      <style:paragraph-properties fo:text-align="center" style:writing-mode="lr-tb"/>
      <style:text-properties style:font-name="Optima"/>
    </style:style>
    <style:style style:name="P9" style:family="paragraph">
      <style:paragraph-properties style:writing-mode="lr-tb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text-properties fo:font-size="10pt"/>
    </style:style>
    <style:style style:name="P13" style:family="paragraph">
      <loext:graphic-properties draw:fill="none" draw:fill-color="#ffffff"/>
      <style:text-properties fo:font-size="10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chin1" fo:font-size="24pt" fo:font-style="italic" fo:font-weight="bold" style:font-size-asian="18pt" style:font-size-complex="18pt"/>
    </style:style>
    <style:style style:name="T2" style:family="text">
      <style:text-properties style:font-name="Arial1" fo:font-size="10pt" style:font-size-asian="18pt" style:font-size-complex="18pt"/>
    </style:style>
    <style:style style:name="T3" style:family="text">
      <style:text-properties style:font-name="Arial1" fo:font-size="12pt" style:font-size-asian="18pt" style:font-size-complex="18pt"/>
    </style:style>
    <style:style style:name="T4" style:family="text">
      <style:text-properties fo:font-size="10pt"/>
    </style:style>
    <style:style style:name="T5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8.59cm" svg:x="1cm" svg:y="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cm" svg:height="1cm" svg:x="20.823cm" svg:y="19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2.728cm" svg:height="0.975cm" svg:x="22.459cm" svg:y="19.359cm">
            <draw:text-box>
              <text:p text:style-name="P3"><text:span text:style-name="T1">f y k o r</text:span></text:p>
            </draw:text-box>
          </draw:frame>
        </draw:g>
        <draw:g>
          <draw:frame draw:style-name="gr4" draw:text-style-name="P5" draw:layer="layout" svg:width="2.69cm" svg:height="0.475cm" svg:x="1.1cm" svg:y="19.055cm">
            <draw:text-box>
              <text:p><text:span text:style-name="T2">Project Name</text:span></text:p>
            </draw:text-box>
          </draw:frame>
          <draw:frame draw:style-name="gr5" draw:text-style-name="P6" draw:layer="layout" svg:width="7.347cm" svg:height="0.475cm" svg:x="1.1cm" svg:y="18.505cm">
            <draw:text-box>
              <text:p><text:span text:style-name="T3">Vignette Template</text:span></text:p>
            </draw:text-box>
          </draw:frame>
          <draw:line draw:style-name="gr6" draw:text-style-name="P7" draw:layer="layout" svg:x1="1.1cm" svg:y1="19.005cm" svg:x2="9.509cm" svg:y2="19.005cm">
            <text:p/>
          </draw:line>
        </draw:g>
        <draw:g>
          <draw:line draw:style-name="gr6" draw:text-style-name="P7" draw:layer="layout" svg:x1="1.1cm" svg:y1="20.035cm" svg:x2="7.1cm" svg:y2="20.035cm">
            <text:p/>
          </draw:line>
          <draw:frame draw:style-name="gr4" draw:text-style-name="P5" draw:layer="layout" svg:width="2.69cm" svg:height="0.475cm" svg:x="1.1cm" svg:y="20.085cm">
            <draw:text-box>
              <text:p><text:span text:style-name="T2">Project Address</text:span></text:p>
            </draw:text-box>
          </draw:frame>
          <draw:frame draw:style-name="gr7" draw:text-style-name="P6" draw:layer="layout" svg:width="3.397cm" svg:height="0.475cm" svg:x="1.1cm" svg:y="19.535cm">
            <draw:text-box>
              <text:p><text:span text:style-name="T3">N/A</text:span></text:p>
            </draw:text-box>
          </draw:frame>
        </draw:g>
        <draw:g>
          <draw:line draw:style-name="gr6" draw:text-style-name="P7" draw:layer="layout" svg:x1="11.99cm" svg:y1="20.034cm" svg:x2="13.89cm" svg:y2="20.034cm">
            <text:p/>
          </draw:line>
          <draw:frame draw:style-name="gr8" draw:text-style-name="P5" draw:layer="layout" svg:width="1.348cm" svg:height="0.475cm" svg:x="11.983cm" svg:y="20.07cm">
            <draw:text-box>
              <text:p><text:span text:style-name="T2">Revision</text:span></text:p>
            </draw:text-box>
          </draw:frame>
          <draw:frame draw:style-name="gr9" draw:text-style-name="P6" draw:layer="layout" svg:width="1.954cm" svg:height="0.475cm" svg:x="11.99cm" svg:y="19.535cm">
            <draw:text-box>
              <text:p><text:span text:style-name="T3">1</text:span></text:p>
            </draw:text-box>
          </draw:frame>
        </draw:g>
        <draw:g>
          <draw:line draw:style-name="gr6" draw:text-style-name="P7" draw:layer="layout" svg:x1="9.771cm" svg:y1="19.005cm" svg:x2="15.771cm" svg:y2="19.005cm">
            <text:p/>
          </draw:line>
          <draw:frame draw:style-name="gr4" draw:text-style-name="P5" draw:layer="layout" svg:width="2.69cm" svg:height="0.475cm" svg:x="9.771cm" svg:y="19.055cm">
            <draw:text-box>
              <text:p><text:span text:style-name="T2">Client Name</text:span></text:p>
            </draw:text-box>
          </draw:frame>
          <draw:frame draw:style-name="gr10" draw:text-style-name="P6" draw:layer="layout" svg:width="2.999cm" svg:height="0.475cm" svg:x="9.771cm" svg:y="18.505cm">
            <draw:text-box>
              <text:p><text:span text:style-name="T3">Fykor</text:span></text:p>
            </draw:text-box>
          </draw:frame>
        </draw:g>
        <draw:g>
          <draw:line draw:style-name="gr6" draw:text-style-name="P7" draw:layer="layout" svg:x1="7.541cm" svg:y1="20.035cm" svg:x2="11.541cm" svg:y2="20.035cm">
            <text:p/>
          </draw:line>
          <draw:frame draw:style-name="gr4" draw:text-style-name="P5" draw:layer="layout" svg:width="2.69cm" svg:height="0.475cm" svg:x="7.541cm" svg:y="20.085cm">
            <draw:text-box>
              <text:p><text:span text:style-name="T2">Date</text:span></text:p>
            </draw:text-box>
          </draw:frame>
          <draw:frame draw:style-name="gr11" draw:text-style-name="P6" draw:layer="layout" svg:width="2.373cm" svg:height="0.475cm" svg:x="7.541cm" svg:y="19.535cm">
            <draw:text-box>
              <text:p><text:span text:style-name="T3">2022.11.03</text:span></text:p>
            </draw:text-box>
          </draw:frame>
        </draw:g>
        <draw:g>
          <draw:line draw:style-name="gr6" draw:text-style-name="P7" draw:layer="layout" svg:x1="16.035cm" svg:y1="19.005cm" svg:x2="17.365cm" svg:y2="19.005cm">
            <text:p/>
          </draw:line>
          <draw:frame draw:style-name="gr4" draw:text-style-name="P5" draw:layer="layout" svg:width="1.213cm" svg:height="0.475cm" svg:x="16.035cm" svg:y="19.055cm">
            <draw:text-box>
              <text:p><text:span text:style-name="T2">Scale</text:span></text:p>
            </draw:text-box>
          </draw:frame>
          <draw:frame draw:style-name="gr12" draw:text-style-name="P6" draw:layer="layout" svg:width="1.069cm" svg:height="0.475cm" svg:x="16.035cm" svg:y="18.505cm">
            <draw:text-box>
              <text:p><text:span text:style-name="T3">N/A</text:span></text:p>
            </draw:text-box>
          </draw:frame>
        </draw:g>
        <draw:g>
          <draw:line draw:style-name="gr6" draw:text-style-name="P7" draw:layer="layout" svg:x1="17.628cm" svg:y1="19.005cm" svg:x2="20.578cm" svg:y2="19.005cm">
            <text:p/>
          </draw:line>
          <draw:frame draw:style-name="gr4" draw:text-style-name="P5" draw:layer="layout" svg:width="2.69cm" svg:height="0.475cm" svg:x="17.628cm" svg:y="19.055cm">
            <draw:text-box>
              <text:p><text:span text:style-name="T2">Sheet</text:span></text:p>
            </draw:text-box>
          </draw:frame>
          <draw:frame draw:style-name="gr13" draw:text-style-name="P6" draw:layer="layout" svg:width="2.821cm" svg:height="0.475cm" svg:x="17.628cm" svg:y="18.505cm">
            <draw:text-box>
              <text:p><text:span text:style-name="T3">1 of 1</text:span></text:p>
            </draw:text-box>
          </draw:frame>
        </draw:g>
        <draw:g>
          <draw:line draw:style-name="gr6" draw:text-style-name="P7" draw:layer="layout" svg:x1="14.384cm" svg:y1="20.035cm" svg:x2="20.384cm" svg:y2="20.035cm">
            <text:p/>
          </draw:line>
          <draw:frame draw:style-name="gr4" draw:text-style-name="P5" draw:layer="layout" svg:width="2.69cm" svg:height="0.475cm" svg:x="14.384cm" svg:y="20.085cm">
            <draw:text-box>
              <text:p><text:span text:style-name="T2">Drawn by</text:span></text:p>
            </draw:text-box>
          </draw:frame>
          <draw:frame draw:style-name="gr14" draw:text-style-name="P6" draw:layer="layout" svg:width="2.72cm" svg:height="0.475cm" svg:x="14.384cm" svg:y="19.535cm">
            <draw:text-box>
              <text:p><text:span text:style-name="T3">Dean Calahan</text:span></text:p>
            </draw:text-box>
          </draw:frame>
        </draw:g>
        <draw:line draw:style-name="gr15" draw:text-style-name="P8" draw:layer="layout" svg:x1="1cm" svg:y1="18.265cm" svg:x2="26.94cm" svg:y2="18.265cm">
          <text:p/>
        </draw:line>
        <draw:g>
          <draw:g>
            <draw:line draw:style-name="gr6" draw:text-style-name="P7" draw:layer="layout" svg:x1="20.84cm" svg:y1="19.004cm" svg:x2="26.84cm" svg:y2="19.004cm">
              <text:p/>
            </draw:line>
            <draw:frame draw:style-name="gr4" draw:text-style-name="P5" draw:layer="layout" svg:width="2.69cm" svg:height="0.475cm" svg:x="20.84cm" svg:y="19.054cm">
              <draw:text-box>
                <text:p text:style-name="P9"><text:span text:style-name="T2">Title</text:span></text:p>
              </draw:text-box>
            </draw:frame>
          </draw:g>
          <draw:frame draw:style-name="gr16" draw:text-style-name="P6" draw:layer="layout" svg:width="5.958cm" svg:height="0.475cm" svg:x="20.84cm" svg:y="18.505cm">
            <draw:text-box>
              <text:p><text:span text:style-name="T3">Site Plan</text:span></text:p>
            </draw:text-box>
          </draw:frame>
        </draw:g>
        <draw:custom-shape draw:style-name="gr17" draw:text-style-name="P10" xml:id="id10" draw:id="id10" draw:layer="layout" svg:width="20.084cm" svg:height="10.8cm" svg:x="6.4cm" svg:y="2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6" draw:id="id6" draw:layer="layout" svg:width="4.8cm" svg:height="10.6cm" svg:x="16.4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334cm" svg:height="1.559cm" svg:x="22.066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8" draw:id="id8" draw:layer="layout" svg:width="9.9cm" svg:height="0.3cm" svg:x="6.5cm" svg:y="8.15cm">
          <text:p/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-2.302cm" svg:y1="2.381cm" svg:x2="-5.604cm" svg:y2="2.889cm">
          <text:p/>
        </draw:line>
        <draw:frame draw:style-name="gr22" draw:text-style-name="P13" xml:id="id1" draw:id="id1" draw:layer="layout" svg:width="1.27cm" svg:height="1.577cm" svg:x="3.5cm" svg:y="2.6cm">
          <draw:text-box>
            <text:p text:style-name="P12"><text:span text:style-name="T4">Floway:</text:span></text:p>
            <text:p text:style-name="P12"><text:span text:style-name="T4">ch_ct</text:span></text:p>
            <text:p text:style-name="P12"><text:span text:style-name="T4">ch_len</text:span></text:p>
            <text:p text:style-name="P12"><text:span text:style-name="T4">ch_wid</text:span></text:p>
          </draw:text-box>
        </draw:frame>
        <draw:custom-shape draw:style-name="gr23" draw:text-style-name="P10" xml:id="id4" draw:id="id4" draw:layer="layout" svg:width="4.2cm" svg:height="5cm" svg:x="6.5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xml:id="id2" draw:id="id2" draw:layer="layout" svg:width="1.267cm" svg:height="4.8cm" svg:x="6.6cm" svg:y="3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.267cm" svg:height="4.8cm" svg:x="7.967cm" svg:y="3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.267cm" svg:height="4.8cm" svg:x="9.333cm" svg:y="3.1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10" draw:layer="layout" svg:width="4.2cm" svg:height="5cm" svg:x="11.5cm" svg:y="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267cm" svg:height="4.8cm" svg:x="11.6cm" svg:y="3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267cm" svg:height="4.8cm" svg:x="12.967cm" svg:y="3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267cm" svg:height="4.8cm" svg:x="14.333cm" svg:y="3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10" draw:layer="layout" svg:width="4.2cm" svg:height="5cm" svg:x="6.5cm" svg:y="8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267cm" svg:height="4.8cm" svg:x="6.6cm" svg:y="8.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267cm" svg:height="4.8cm" svg:x="7.967cm" svg:y="8.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267cm" svg:height="4.8cm" svg:x="9.333cm" svg:y="8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10" draw:layer="layout" svg:width="4.2cm" svg:height="5cm" svg:x="11.5cm" svg:y="8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267cm" svg:height="4.8cm" svg:x="11.6cm" svg:y="8.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267cm" svg:height="4.8cm" svg:x="12.967cm" svg:y="8.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1.267cm" svg:height="4.8cm" svg:x="14.333cm" svg:y="8.7cm">
            <text:p/>
            <draw:enhanced-geometry svg:viewBox="0 0 21600 21600" draw:type="rectangle" draw:enhanced-path="M 0 0 L 21600 0 21600 21600 0 21600 0 0 Z N"/>
          </draw:custom-shape>
        </draw:g>
        <draw:connector draw:style-name="gr25" draw:text-style-name="P11" draw:layer="layout" draw:type="line" svg:x1="4.77cm" svg:y1="3.388cm" svg:x2="6.6cm" svg:y2="5.5cm" draw:start-shape="id1" draw:start-glue-point="1" draw:end-shape="id2" draw:end-glue-point="3" svg:d="M4770 3388l1830 2112" svg:viewBox="0 0 1831 2113">
          <text:p/>
        </draw:connector>
        <draw:frame draw:style-name="gr26" draw:text-style-name="P13" xml:id="id3" draw:id="id3" draw:layer="layout" svg:width="1.397cm" svg:height="1.651cm" svg:x="3.5cm" svg:y="4.6cm">
          <draw:text-box>
            <text:p text:style-name="P12"><text:span text:style-name="T4">Plenum:</text:span></text:p>
            <text:p text:style-name="P12"><text:span text:style-name="T4">pl_ct</text:span></text:p>
            <text:p text:style-name="P12"><text:span text:style-name="T4">pl_hgt</text:span></text:p>
            <text:p text:style-name="P12"><text:span text:style-name="T4">pl_slope</text:span></text:p>
          </draw:text-box>
        </draw:frame>
        <draw:connector draw:style-name="gr25" draw:text-style-name="P11" draw:layer="layout" draw:type="line" svg:x1="4.897cm" svg:y1="5.425cm" svg:x2="6.5cm" svg:y2="5.5cm" draw:start-shape="id3" draw:start-glue-point="1" draw:end-shape="id4" draw:end-glue-point="3" svg:d="M4897 5425l1603 75" svg:viewBox="0 0 1604 76">
          <text:p/>
        </draw:connector>
        <draw:measure draw:style-name="gr27" draw:text-style-name="P14" draw:layer="measurelines" svg:x1="21.201cm" svg:y1="2.998cm" svg:x2="21.2cm" svg:y2="13.6cm">
          <text:p text:style-name="P14"><text:span text:style-name="T5">pond_len</text:span></text:p>
        </draw:measure>
        <draw:measure draw:style-name="gr28" draw:text-style-name="P14" draw:layer="layout" svg:x1="21.2cm" svg:y1="13.7cm" svg:x2="16.401cm" svg:y2="13.699cm">
          <text:p text:style-name="P14"><text:span text:style-name="T5">pond_wid</text:span></text:p>
        </draw:measure>
        <draw:frame draw:style-name="gr29" draw:text-style-name="P13" xml:id="id5" draw:id="id5" draw:layer="layout" svg:width="1.651cm" svg:height="2.365cm" svg:x="16.367cm" svg:y="15.081cm">
          <draw:text-box>
            <text:p text:style-name="P12"><text:span text:style-name="T4">Pond:</text:span></text:p>
            <text:p text:style-name="P12"><text:span text:style-name="T4">pond_len</text:span></text:p>
            <text:p text:style-name="P12"><text:span text:style-name="T4">pond_wid</text:span></text:p>
            <text:p text:style-name="P12"><text:span text:style-name="T4">pond_dep</text:span></text:p>
            <text:p text:style-name="P12"><text:span text:style-name="T4">pond_ang</text:span></text:p>
            <text:p text:style-name="P12"><text:span text:style-name="T4">pond_rim</text:span></text:p>
          </draw:text-box>
        </draw:frame>
        <draw:connector draw:style-name="gr25" draw:text-style-name="P11" draw:layer="layout" draw:type="line" svg:x1="17.192cm" svg:y1="15.081cm" svg:x2="18.8cm" svg:y2="13.6cm" draw:start-shape="id5" draw:start-glue-point="0" draw:end-shape="id6" draw:end-glue-point="2" svg:d="M17192 15081l1608-1481" svg:viewBox="0 0 1609 1482">
          <text:p/>
        </draw:connector>
        <draw:measure draw:style-name="gr30" draw:text-style-name="P14" draw:layer="measurelines" svg:x1="6.503cm" svg:y1="8.15cm" svg:x2="6.503cm" svg:y2="8.448cm">
          <text:p text:style-name="P14"><text:span text:style-name="T5">tr_wid</text:span></text:p>
        </draw:measure>
        <draw:frame draw:style-name="gr26" draw:text-style-name="P13" xml:id="id7" draw:id="id7" draw:layer="layout" svg:width="1.27cm" svg:height="1.651cm" svg:x="3.5cm" svg:y="6.6cm">
          <draw:text-box>
            <text:p text:style-name="P12"><text:span text:style-name="T4">Trough:</text:span></text:p>
            <text:p text:style-name="P12"><text:span text:style-name="T4">tr_dep</text:span></text:p>
            <text:p text:style-name="P12"><text:span text:style-name="T4">tr_ang</text:span></text:p>
            <text:p text:style-name="P12"><text:span text:style-name="T4">tr_rim</text:span></text:p>
          </draw:text-box>
        </draw:frame>
        <draw:connector draw:style-name="gr25" draw:text-style-name="P11" draw:layer="layout" draw:type="line" svg:x1="4.77cm" svg:y1="7.425cm" svg:x2="6.5cm" svg:y2="8.3cm" draw:start-shape="id7" draw:start-glue-point="1" draw:end-shape="id8" draw:end-glue-point="3" svg:d="M4770 7425l1730 875" svg:viewBox="0 0 1731 876">
          <text:p/>
        </draw:connector>
        <draw:frame draw:style-name="gr31" draw:text-style-name="P13" xml:id="id9" draw:id="id9" draw:layer="layout" svg:width="2.54cm" svg:height="1.971cm" svg:x="3.286cm" svg:y="9.385cm">
          <draw:text-box>
            <text:p text:style-name="P12"><text:span text:style-name="T4">Site:</text:span></text:p>
            <text:p text:style-name="P12"><text:span text:style-name="T4">site_dep</text:span></text:p>
            <text:p text:style-name="P12"><text:span text:style-name="T4">tr_ang</text:span></text:p>
            <text:p text:style-name="P12"><text:span text:style-name="T4">tr_rim</text:span></text:p>
          </draw:text-box>
        </draw:frame>
        <draw:connector draw:style-name="gr25" draw:text-style-name="P11" draw:layer="layout" draw:type="line" svg:x1="5.826cm" svg:y1="10.37cm" svg:x2="6.4cm" svg:y2="8.3cm" draw:start-shape="id9" draw:start-glue-point="1" draw:end-shape="id10" draw:end-glue-point="3" svg:d="M5826 10370l574-2070" svg:viewBox="0 0 575 2071">
          <text:p/>
        </draw:connector>
        <draw:measure draw:style-name="gr32" draw:text-style-name="P14" draw:layer="measurelines" svg:x1="6.4cm" svg:y1="13.6cm" svg:x2="6.4cm" svg:y2="13.699cm">
          <text:p text:style-name="P14"><text:span text:style-name="T5">fr_y_ins</text:span></text:p>
        </draw:measure>
        <draw:measure draw:style-name="gr33" draw:text-style-name="P14" draw:layer="layout" svg:x1="6.5cm" svg:y1="13.7cm" svg:x2="6.4cm" svg:y2="13.7cm">
          <text:p text:style-name="P14"><text:span text:style-name="T5">fr_x_ins</text:span></text:p>
        </draw:measure>
        <draw:measure draw:style-name="gr34" draw:text-style-name="P14" draw:layer="layout" svg:x1="11.5cm" svg:y1="13.599cm" svg:x2="10.699cm" svg:y2="13.599cm">
          <text:p text:style-name="P14"><text:span text:style-name="T5">pl_x_sep</text:span></text:p>
        </draw:measure>
        <draw:measure draw:style-name="gr35" draw:text-style-name="P14" draw:layer="measurelines" svg:x1="16.401cm" svg:y1="8cm" svg:x2="16.401cm" svg:y2="8.151cm">
          <text:p text:style-name="P14"><text:span text:style-name="T5">pl_y_sep</text:span></text:p>
        </draw:measure>
        <draw:measure draw:style-name="gr36" draw:text-style-name="P14" draw:layer="measurelines" svg:x1="15.599cm" svg:y1="13.5cm" svg:x2="15.599cm" svg:y2="13.599cm">
          <text:p text:style-name="P14"><text:span text:style-name="T5">fw_y_ins</text:span></text:p>
        </draw:measure>
        <draw:measure draw:style-name="gr37" draw:text-style-name="P14" draw:layer="layout" svg:x1="11.602cm" svg:y1="2.9cm" svg:x2="11.502cm" svg:y2="2.9cm">
          <text:p text:style-name="P14"><text:span text:style-name="T5">fw_x_ins</text:span></text:p>
        </draw:measur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Cochin" svg:font-family="Cochin" style:font-pitch="variable"/>
    <style:font-face style:name="Cochin1" svg:font-family="Cochin" style:font-adornments="Bold Italic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tima" svg:font-family="Optima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1-03T11:49:33.084612870</meta:creation-date>
    <meta:editing-duration>PT5H22M48S</meta:editing-duration>
    <meta:editing-cycles>23</meta:editing-cycles>
    <meta:generator>LibreOffice/7.2.7.2$MacOSX_X86_64 LibreOffice_project/8d71d29d553c0f7dcbfa38fbfda25ee34cce99a2</meta:generator>
    <dc:date>2022-11-04T15:17:52.765335832</dc:date>
    <meta:document-statistic meta:object-count="85"/>
  </office:meta>
</office:document-meta>
</file>